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35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3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67"/>
      <text:p text:style-name="P167"/>
      <text:p text:style-name="P16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67"/>
      <text:p text:style-name="P16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67"/>
      <text:p text:style-name="P167"/>
      <text:p text:style-name="P16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67"/>
      <text:p text:style-name="P16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68"/>
      <text:p text:style-name="P17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6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7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7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7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7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72"/>
      <text:p text:style-name="P172"/>
      <text:p text:style-name="P17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72"/>
      <text:p text:style-name="P172"/>
      <text:p text:style-name="P17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7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7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7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7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7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80"/>
      <text:p text:style-name="P18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8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8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83"/>
      <text:p text:style-name="P18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8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84"/>
      <text:p text:style-name="P18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85"/>
      <text:p text:style-name="P185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86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29"/>
      <text:p text:style-name="P186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87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88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89"/>
      <text:p text:style-name="P189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89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90"/>
      <text:p text:style-name="P190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91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91"/>
      <text:p text:style-name="P191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91">D<text:span text:style-name="T12">imecres<text:tab/>22/11/23</text:span><text:span text:style-name="T24"> </text:span></text:p>
      <text:p text:style-name="P21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91"/>
      <text:p text:style-name="P191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92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30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93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20">01, 04 i 05/12/23</text:p>
      <text:p text:style-name="P78">Període d'exàmens.</text:p>
      <text:p text:style-name="P57"/>
      <text:p text:style-name="P194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95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96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97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98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99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00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01"/>
      <text:p text:style-name="P201">************************************ <text:s text:c="2"/><text:span text:style-name="T34">2024 <text:s text:c="2"/></text:span>************************************</text:p>
      <text:p text:style-name="P201"/>
      <text:p text:style-name="P201"/>
      <text:p text:style-name="P201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02"/>
      <text:p text:style-name="P231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03"/>
      <text:p text:style-name="P203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04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05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06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07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08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09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09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10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11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12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12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12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13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32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14"/>
      <text:p text:style-name="P214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15"/>
      <text:p text:style-name="P215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16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17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17"/>
      <text:p text:style-name="P217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17"/>
      <text:p text:style-name="P218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21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22">Di<text:span text:style-name="T48">marts</text:span><text:tab/><text:span text:style-name="T48">20</text:span>/02/24</text:p>
      <text:p text:style-name="P136">Examen</text:p>
      <text:p text:style-name="P136"/>
      <text:p text:style-name="P222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23">Di<text:span text:style-name="T49">jous</text:span><text:tab/><text:span text:style-name="T48">22</text:span>/02/24</text:p>
      <text:p text:style-name="P137">Preparació examen motors.</text:p>
      <text:p text:style-name="P137"/>
      <text:p text:style-name="P224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33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35"><text:a xlink:type="simple" xlink:href="https://youtu.be/ec50pX_0N4s?si=PMXcHEAsMXVJuHJx">https://youtu.be/ec50pX_0N4s?si=PMXcHEAsMXVJuHJx</text:a></text:p>
      <text:p text:style-name="P150">Veure video corrosio</text:p>
      <text:p text:style-name="P236">https://youtu.be/xow45w9YhM4?si=v2ncdJx6ND6NsMWa</text:p>
      <text:p text:style-name="P234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28"/>
      <text:p text:style-name="P225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3">Tasca informe pràctica cub: entregar imatges 3-1 a 4 abans del 22/03/24.</text:p>
      <text:p text:style-name="P163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4">Pràctica cub amb Grup 1.</text:p>
      <text:p text:style-name="P164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4">Comentem informe pràctica cub.</text:p>
      <text:p text:style-name="P164"/>
      <text:p text:style-name="P226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5">Comentem clasificació dels cordons de soldadura</text:p>
      <text:p text:style-name="P165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27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27"/>
      <text:p text:style-name="P227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27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27">Di<text:span text:style-name="T64">jous</text:span><text:tab/><text:tab/><text:span text:style-name="T64">11</text:span>/0<text:span text:style-name="T64">4</text:span>/24</text:p>
      <text:p text:style-name="P166">Mirem <text:a xlink:type="simple" xlink:href="https://www.youtube.com/watch?si=0pHTDntGJ1OqexsG&amp;v=laXJcA19WpI&amp;feature=youtu.be">vídeo soldadura MIG / MAG 1</text:a></text:p>
      <text:p text:style-name="P227"/>
      <text:p text:style-name="P240">Di<text:span text:style-name="T52">lluns</text:span><text:tab/><text:span text:style-name="T65">15</text:span>/0<text:span text:style-name="T64">4</text:span>/24</text:p>
      <text:p text:style-name="P238">Comentem preguntes 1 a 5 del document <text:a xlink:type="simple" xlink:href="https://paulinoposada.github.io/web_mec/documents/soldadura/preguntas_mig_mag.pdf">preguntas_MIG_MAG.pdf</text:a></text:p>
      <text:p text:style-name="P237">Baixem al taller i continuem amb <text:a xlink:type="simple" xlink:href="https://paulinoposada.github.io/web_mec/documents/soldadura/practica_cub.pdf">practica_cub.pdf</text:a>.</text:p>
      <text:p text:style-name="P240"/>
      <text:p text:style-name="P240">Di<text:span text:style-name="T64">marts</text:span><text:tab/><text:span text:style-name="T65">16</text:span>/0<text:span text:style-name="T64">4</text:span>/24</text:p>
      <text:p text:style-name="P239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237">Baixem al taller i continuem amb <text:a xlink:type="simple" xlink:href="https://paulinoposada.github.io/web_mec/documents/soldadura/practica_cub.pdf">practica_cub.pdf</text:a>.</text:p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16T21:14:12.269580874</dc:date>
    <meta:editing-duration>PT1H9M16S</meta:editing-duration>
    <meta:editing-cycles>96</meta:editing-cycles>
    <meta:document-statistic meta:table-count="0" meta:image-count="0" meta:object-count="0" meta:page-count="10" meta:paragraph-count="283" meta:word-count="1356" meta:character-count="9605" meta:non-whitespace-character-count="8476"/>
  </office:meta>
</office:document-meta>
</file>